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0000"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729fcf" presentation:display-footer="true" presentation:display-page-number="false" presentation:display-date-time="true" smil:type="miscShapeWipe" smil:subtype="cornersOut"/>
    </style:style>
    <style:style style:name="dp4" style:family="drawing-page">
      <style:drawing-page-properties presentation:transition-type="automatic" presentation:duration="PT8S" presentation:background-visible="true" presentation:background-objects-visible="true" draw:fill="solid" draw:fill-color="#ffa6a6" presentation:display-footer="true" presentation:display-page-number="false" presentation:display-date-time="true" smil:type="miscShapeWipe" smil:subtype="cornersIn"/>
    </style:style>
    <style:style style:name="dp5" style:family="drawing-page">
      <style:drawing-page-properties presentation:transition-speed="slow" presentation:background-visible="true" presentation:background-objects-visible="true" draw:fill="solid" draw:fill-color="#d4ea6b" presentation:display-footer="true" presentation:display-page-number="false" presentation:display-date-time="true" smil:type="miscShapeWipe" smil:subtype="fanOutHorizontal"/>
    </style:style>
    <style:style style:name="dp6" style:family="drawing-page">
      <style:drawing-page-properties presentation:transition-speed="slow" presentation:background-visible="true" presentation:background-objects-visible="true" draw:fill="solid" draw:fill-color="#808080" presentation:display-footer="true" presentation:display-page-number="false" presentation:display-date-time="true" smil:type="miscShapeWipe" smil:subtype="leftToRight"/>
    </style:style>
    <style:style style:name="dp7" style:family="drawing-page">
      <style:drawing-page-properties presentation:transition-speed="slow" presentation:background-visible="true" presentation:background-objects-visible="true" draw:fill="solid" draw:fill-color="#8d1d75" presentation:display-footer="true" presentation:display-page-number="false" presentation:display-date-time="true" smil:type="miscShapeWipe" smil:subtype="topToBottom"/>
    </style:style>
    <style:style style:name="dp8" style:family="drawing-page">
      <style:drawing-page-properties presentation:transition-speed="slow" presentation:background-visible="true" presentation:background-objects-visible="true" draw:fill="solid" draw:fill-color="#ffff6d" presentation:display-footer="true" presentation:display-page-number="false" presentation:display-date-time="true" smil:type="miscShapeWipe" smil:subtype="topRight"/>
    </style:style>
    <style:style style:name="dp9" style:family="drawing-page">
      <style:drawing-page-properties presentation:transition-speed="slow" presentation:background-visible="true" presentation:background-objects-visible="true" draw:fill="solid" draw:fill-color="#706e0c" presentation:display-footer="true" presentation:display-page-number="false" presentation:display-date-time="true" smil:type="miscShapeWipe" smil:subtype="bottomRight"/>
    </style:style>
    <style:style style:name="dp10" style:family="drawing-page">
      <style:drawing-page-properties presentation:transition-speed="slow" presentation:background-visible="true" presentation:background-objects-visible="true" draw:fill="solid" draw:fill-color="#a1467e" presentation:display-footer="true" presentation:display-page-number="false" presentation:display-date-time="true" smil:type="miscShapeWipe" smil:subtype="bottomLeft"/>
    </style:style>
    <style:style style:name="dp11" style:family="drawing-page">
      <style:drawing-page-properties presentation:transition-speed="slow" presentation:background-visible="true" presentation:background-objects-visible="true" draw:fill="solid" draw:fill-color="#158466" presentation:display-footer="true" presentation:display-page-number="false" presentation:display-date-time="true" smil:type="miscShapeWipe" smil:subtype="topCenter"/>
    </style:style>
    <style:style style:name="dp12" style:family="drawing-page">
      <style:drawing-page-properties presentation:transition-speed="slow" presentation:background-visible="true" presentation:background-objects-visible="true" draw:fill="solid" draw:fill-color="#ff972f" presentation:display-footer="true" presentation:display-page-number="false" presentation:display-date-time="true" smil:type="miscShapeWipe" smil:subtype="rightCenter"/>
    </style:style>
    <style:style style:name="dp13" style:family="drawing-page">
      <style:drawing-page-properties presentation:transition-speed="slow" presentation:background-visible="true" presentation:background-objects-visible="true" draw:fill="solid" draw:fill-color="#999999" presentation:display-footer="true" presentation:display-page-number="false" presentation:display-date-time="true" smil:type="miscShapeWipe" smil:subtype="bottomCenter"/>
    </style:style>
    <style:style style:name="dp14" style:family="drawing-page">
      <style:drawing-page-properties presentation:transition-speed="slow" presentation:background-visible="true" presentation:background-objects-visible="true" draw:fill="solid" draw:fill-color="#ffa6a6" presentation:display-footer="true" presentation:display-page-number="false" presentation:display-date-time="true" smil:type="miscShapeWipe" smil:subtype="horizontal"/>
    </style:style>
    <style:style style:name="dp15" style:family="drawing-page">
      <style:drawing-page-properties presentation:transition-speed="slow" presentation:background-visible="true" presentation:background-objects-visible="true" draw:fill="solid" draw:fill-color="#acb20c" presentation:display-footer="true" presentation:display-page-number="false" presentation:display-date-time="true" smil:type="zoom" smil:subtype="rotateIn"/>
    </style:style>
    <style:style style:name="gr1" style:family="graphic">
      <style:graphic-properties style:protect="size"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draw:auto-grow-height="true" fo:min-height="12.572cm" loext:decorative="false"/>
      <style:paragraph-properties style:writing-mode="lr-tb"/>
    </style:style>
    <style:style style:name="P1" style:family="paragraph">
      <style:paragraph-properties fo:margin-top="0.42cm" fo:margin-bottom="0.35cm" fo:text-align="justify"/>
    </style:style>
    <style:style style:name="P2" style:family="paragraph">
      <style:paragraph-properties fo:text-align="justify"/>
      <style:text-properties fo:font-size="20pt" style:font-size-asian="20pt" style:font-size-complex="20pt"/>
    </style:style>
    <style:style style:name="P3" style:family="paragraph">
      <style:paragraph-properties fo:margin-top="0.42cm" fo:margin-bottom="0.35cm" fo:text-align="justify"/>
      <style:text-properties fo:color="#ffffff" loext:opacity="100%">
        <loext:char-complex-color loext:theme-type="light1" loext:color-type="theme">
          <loext:transformation loext:type="lummod" loext:value="10000"/>
          <loext:transformation loext:type="lumoff" loext:value="0"/>
        </loext:char-complex-color>
      </style:text-properties>
    </style:style>
    <style:style style:name="P4" style:family="paragraph">
      <loext:graphic-properties draw:fill-color="#ffffff"/>
    </style:style>
    <style:style style:name="T1" style:family="text">
      <style:text-properties fo:font-size="20pt" style:font-size-asian="20pt" style:font-size-complex="20pt"/>
    </style:style>
    <style:style style:name="T2" style:family="text">
      <style:text-properties fo:color="#ffffff" loext:opacity="100%" fo:font-size="20pt" style:font-size-asian="20pt" style:font-size-complex="20pt">
        <loext:char-complex-color loext:theme-type="light1" loext:color-type="theme">
          <loext:transformation loext:type="lummod" loext:value="10000"/>
          <loext:transformation loext:type="lumoff" loext:value="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xml:id="id1" draw:id="id1">
        <draw:frame presentation:style-name="pr1" draw:layer="layout" svg:width="25.191cm" svg:height="2.629cm" svg:x="1.399cm" svg:y="0.627cm" presentation:class="title">
          <draw:text-box>
            <text:p xml:id="id2" text:id="id2">Tiles</text:p>
          </draw:text-box>
        </draw:frame>
        <draw:frame presentation:style-name="pr2" draw:text-style-name="P2" draw:layer="layout" svg:width="12.293cm" svg:height="9.133cm" svg:x="1.399cm" svg:y="3.684cm" presentation:class="outline">
          <draw:text-box>
            <text:p xml:id="id3" text:id="id3"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text-style-name="P3" draw:layer="layout" svg:width="12.293cm" svg:height="9.133cm" svg:x="14.607cm" svg:y="3.81cm" presentation:class="outline" presentation:user-transformed="true">
          <draw:text-box>
            <text:list text:style-name="L2">
              <text:list-item>
                <text:p xml:id="id4" text:id="id4" text:style-name="P1"><text:span text:style-name="T2">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begin">
            <anim:transitionFilter smil:dur="2s" smil:type="miscShapeWipe" smil:subtype="across"/>
          </anim:par>
          <anim:seq presentation:node-type="main-sequence">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3" anim:sub-item="text" smil:attributeName="visibility" smil:to="visible"/>
                  <anim:transitionFilter smil:dur="0.5s" smil:targetElement="id3"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4" anim:sub-item="text" smil:attributeName="visibility" smil:to="visible"/>
                  <anim:transitionFilter smil:dur="2s" smil:targetElement="id4" anim:sub-item="text" smil:type="irisWipe" smil:subtype="diamond" smil:direction="reverse"/>
                </anim:par>
              </anim:par>
            </anim:par>
          </anim:seq>
        </anim:par>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335cm" presentation:class="notes" presentation:user-transformed="true">
            <draw:text-box>
              <text:p>Hello <text:s/>Hello </text:p>
            </draw:text-box>
          </draw:frame>
        </presentation:notes>
      </draw:page>
      <draw:page draw:name="page2" draw:style-name="dp3" draw:master-page-name="Default" presentation:presentation-page-layout-name="AL1T3" xml:id="id5" draw:id="id5">
        <draw:frame presentation:style-name="pr1" draw:layer="layout" svg:width="25.191cm" svg:height="2.629cm" svg:x="1.399cm" svg:y="0.627cm" presentation:class="title">
          <draw:text-box>
            <text:p xml:id="id6" text:id="id6">Cube Outside</text:p>
          </draw:text-box>
        </draw:frame>
        <draw:frame presentation:style-name="pr2" draw:text-style-name="P2" draw:layer="layout" svg:width="12.293cm" svg:height="9.133cm" svg:x="1.399cm" svg:y="3.684cm" presentation:class="outline">
          <draw:text-box>
            <text:p xml:id="id7" text:id="id7"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xml:id="id8" text:id="id8"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5.begin">
            <anim:transitionFilter smil:dur="5s" smil:type="miscShapeWipe" smil:subtype="cornersOut"/>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 anim:sub-item="text" smil:attributeName="visibility" smil:to="visible"/>
                  <anim:transitionFilter smil:dur="0.5s" smil:targetElement="id6"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7" anim:sub-item="text" smil:attributeName="visibility" smil:to="visible"/>
                  <anim:transitionFilter smil:dur="0.5s" smil:targetElement="id7"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8" anim:sub-item="text" smil:attributeName="visibility" smil:to="visible"/>
                  <anim:animate smil:dur="5s" smil:fill="hold" smil:targetElement="id8" anim:sub-item="text" smil:attributeName="width" smil:values="0;1" smil:keyTimes="0;1" anim:formula="width*sin(2.5*pi*$)"/>
                  <anim:animate smil:dur="5s" smil:fill="hold" smil:targetElement="id8" anim:sub-item="text" smil:attributeName="height" smil:values="height;height" smil:keyTimes="0;1"/>
                </anim:par>
              </anim:par>
            </anim:par>
          </anim:seq>
        </anim:par>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draw:text-box>
              <text:p>NOTES TooooooooooWO</text:p>
            </draw:text-box>
          </draw:frame>
        </presentation:notes>
      </draw:page>
      <draw:page draw:name="page3" draw:style-name="dp4" draw:master-page-name="Default" presentation:presentation-page-layout-name="AL1T3" xml:id="id9" draw:id="id9">
        <draw:frame presentation:style-name="pr1" draw:layer="layout" svg:width="25.191cm" svg:height="2.629cm" svg:x="1.399cm" svg:y="0.627cm" presentation:class="title">
          <draw:text-box>
            <text:p xml:id="id10" text:id="id10">Cube Inside</text:p>
          </draw:text-box>
        </draw:frame>
        <draw:frame presentation:style-name="pr2" draw:text-style-name="P2" draw:layer="layout" svg:width="12.293cm" svg:height="9.133cm" svg:x="1.399cm" svg:y="3.684cm" presentation:class="outline">
          <draw:text-box>
            <text:p xml:id="id11" text:id="id11"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xml:id="id12" text:id="id12"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9.begin">
            <anim:transitionFilter smil:dur="2s" smil:type="miscShapeWipe" smil:subtype="cornersIn"/>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2" anim:sub-item="text" smil:attributeName="visibility" smil:to="visible"/>
                  <anim:transitionFilter smil:dur="2s" smil:targetElement="id12" anim:sub-item="text" smil:type="fourBoxWipe" smil:subtype="cornersIn"/>
                </anim:par>
              </anim:par>
            </anim:par>
          </anim:seq>
        </anim:par>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draw:text-box>
              <text:p>NOTES THREE</text:p>
            </draw:text-box>
          </draw:frame>
        </presentation:notes>
      </draw:page>
      <draw:page draw:name="page4" draw:style-name="dp5" draw:master-page-name="Default" presentation:presentation-page-layout-name="AL1T3" xml:id="id13" draw:id="id13">
        <draw:frame presentation:style-name="pr1" draw:layer="layout" svg:width="25.191cm" svg:height="2.629cm" svg:x="1.399cm" svg:y="0.627cm" presentation:class="title">
          <draw:text-box>
            <text:p>Helix</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3.begin">
            <anim:transitionFilter smil:dur="5s" smil:type="miscShapeWipe" smil:subtype="fanOutHorizontal"/>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draw:text-box>
              <text:p>NOTES FOURTH</text:p>
            </draw:text-box>
          </draw:frame>
        </presentation:notes>
      </draw:page>
      <draw:page draw:name="page5" draw:style-name="dp6" draw:master-page-name="Default" presentation:presentation-page-layout-name="AL1T3" xml:id="id14" draw:id="id14">
        <draw:frame presentation:style-name="pr1" draw:layer="layout" svg:width="25.191cm" svg:height="2.629cm" svg:x="1.399cm" svg:y="0.627cm" presentation:class="title">
          <draw:text-box>
            <text:p>Fall</text:p>
          </draw:text-box>
        </draw:frame>
        <draw:frame presentation:style-name="pr2" draw:text-style-name="P2" draw:layer="layout" svg:width="12.293cm" svg:height="9.133cm" svg:x="1.399cm" svg:y="3.684cm" presentation:class="outline">
          <draw:text-box>
            <text:p xml:id="id15" text:id="id15"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xml:id="id16" text:id="id16"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4.begin">
            <anim:transitionFilter smil:dur="5s" smil:type="miscShapeWipe" smil:subtype="leftToRigh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node-type="on-click" presentation:preset-class="entrance" presentation:preset-id="ooo-entrance-dissolve-in">
                  <anim:set smil:begin="0s" smil:dur="0.001s" smil:fill="hold" smil:targetElement="id16" anim:sub-item="text" smil:attributeName="visibility" smil:to="visible"/>
                  <anim:transitionFilter smil:dur="0.5s" smil:targetElement="id16" anim:sub-item="text" smil:type="dissolve"/>
                </anim:par>
              </anim:par>
            </anim:par>
          </anim:seq>
        </anim:par>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draw:text-box>
              <text:p>NOTES FIFTH</text:p>
            </draw:text-box>
          </draw:frame>
        </presentation:notes>
      </draw:page>
      <draw:page draw:name="page6" draw:style-name="dp7" draw:master-page-name="Default" presentation:presentation-page-layout-name="AL1T3" xml:id="id17" draw:id="id17">
        <draw:frame presentation:style-name="pr1" draw:layer="layout" svg:width="25.191cm" svg:height="2.629cm" svg:x="1.399cm" svg:y="0.627cm" presentation:class="title">
          <draw:text-box>
            <text:p>Turn Around</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7.begin">
            <anim:transitionFilter smil:dur="5s" smil:type="miscShapeWipe" smil:subtype="topToBottom"/>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draw:text-box>
              <text:p>NOTES SIXTH</text:p>
            </draw:text-box>
          </draw:frame>
        </presentation:notes>
      </draw:page>
      <draw:page draw:name="page7" draw:style-name="dp8" draw:master-page-name="Default" presentation:presentation-page-layout-name="AL1T3" xml:id="id18" draw:id="id18">
        <draw:frame presentation:style-name="pr1" draw:layer="layout" svg:width="25.191cm" svg:height="2.629cm" svg:x="1.399cm" svg:y="0.627cm" presentation:class="title">
          <draw:text-box>
            <text:p>Turn Down</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8.begin">
            <anim:transitionFilter smil:dur="5s" smil:type="miscShapeWipe" smil:subtype="topRight"/>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draw:text-box>
              <text:p>NOTES SEVEN</text:p>
            </draw:text-box>
          </draw:frame>
        </presentation:notes>
      </draw:page>
      <draw:page draw:name="page8" draw:style-name="dp9" draw:master-page-name="Default" presentation:presentation-page-layout-name="AL1T3" xml:id="id19" draw:id="id19">
        <draw:frame presentation:style-name="pr1" draw:layer="layout" svg:width="25.191cm" svg:height="2.629cm" svg:x="1.399cm" svg:y="0.627cm" presentation:class="title">
          <draw:text-box>
            <text:p>Rochade</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19.begin">
            <anim:transitionFilter smil:dur="5s" smil:type="miscShapeWipe" smil:subtype="bottomRight"/>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3" draw:text-style-name="P4" draw:layer="layout" svg:width="17.271cm" svg:height="12.572cm" svg:x="2.159cm" svg:y="13.271cm" presentation:class="notes">
            <draw:text-box>
              <text:p>NOTES EIGHT</text:p>
            </draw:text-box>
          </draw:frame>
        </presentation:notes>
      </draw:page>
      <draw:page draw:name="page9" draw:style-name="dp10" draw:master-page-name="Default" presentation:presentation-page-layout-name="AL1T3" xml:id="id20" draw:id="id20">
        <draw:frame presentation:style-name="pr1" draw:layer="layout" svg:width="25.191cm" svg:height="2.629cm" svg:x="1.399cm" svg:y="0.627cm" presentation:class="title">
          <draw:text-box>
            <text:p>3D Venetian - Vertical</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0.begin">
            <anim:transitionFilter smil:dur="5s" smil:type="miscShapeWipe" smil:subtype="bottomLeft"/>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draw:text-box>
              <text:p>NOTES NINE</text:p>
            </draw:text-box>
          </draw:frame>
        </presentation:notes>
      </draw:page>
      <draw:page draw:name="page10" draw:style-name="dp11" draw:master-page-name="Default" presentation:presentation-page-layout-name="AL1T3" xml:id="id21" draw:id="id21">
        <draw:frame presentation:style-name="pr1" draw:layer="layout" svg:width="25.191cm" svg:height="2.629cm" svg:x="1.399cm" svg:y="0.627cm" presentation:class="title">
          <draw:text-box>
            <text:p>3D Venetian - Horizontal</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1.begin">
            <anim:transitionFilter smil:dur="5s" smil:type="miscShapeWipe" smil:subtype="topCenter"/>
          </anim:par>
          <anim:seq smil:dur="0s" presentation:node-type="main-sequence"/>
        </anim:par>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draw:text-box>
              <text:p>NOTES TEN</text:p>
            </draw:text-box>
          </draw:frame>
        </presentation:notes>
      </draw:page>
      <draw:page draw:name="page11" draw:style-name="dp12" draw:master-page-name="Default" presentation:presentation-page-layout-name="AL1T3" xml:id="id22" draw:id="id22">
        <draw:frame presentation:style-name="pr1" draw:layer="layout" svg:width="25.191cm" svg:height="2.629cm" svg:x="1.399cm" svg:y="0.627cm" presentation:class="title">
          <draw:text-box>
            <text:p>Static</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2.begin">
            <anim:transitionFilter smil:dur="5s" smil:type="miscShapeWipe" smil:subtype="rightCenter"/>
          </anim:par>
          <anim:seq smil:dur="0s" presentation:node-type="main-sequence"/>
        </anim:par>
        <presentation:notes draw:style-name="dp2">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draw:text-box>
              <text:p>NOTES ELEVEN</text:p>
            </draw:text-box>
          </draw:frame>
        </presentation:notes>
      </draw:page>
      <draw:page draw:name="page12" draw:style-name="dp13" draw:master-page-name="Default" presentation:presentation-page-layout-name="AL1T3" xml:id="id23" draw:id="id23">
        <draw:frame presentation:style-name="pr1" draw:layer="layout" svg:width="25.191cm" svg:height="2.629cm" svg:x="1.399cm" svg:y="0.627cm" presentation:class="title">
          <draw:text-box>
            <text:p>Fine Dissolve</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3.begin">
            <anim:transitionFilter smil:dur="5s" smil:type="miscShapeWipe" smil:subtype="bottomCenter"/>
          </anim:par>
          <anim:seq smil:dur="0s" presentation:node-type="main-sequence"/>
        </anim:par>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draw:text-box>
              <text:p>NOTES TWELVE</text:p>
            </draw:text-box>
          </draw:frame>
        </presentation:notes>
      </draw:page>
      <draw:page draw:name="page13" draw:style-name="dp14" draw:master-page-name="Default" presentation:presentation-page-layout-name="AL1T3" xml:id="id24" draw:id="id24">
        <draw:frame presentation:style-name="pr1" draw:layer="layout" svg:width="25.191cm" svg:height="2.629cm" svg:x="1.399cm" svg:y="0.627cm" presentation:class="title">
          <draw:text-box>
            <text:p>Ripple</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4.begin">
            <anim:transitionFilter smil:dur="5s" smil:type="miscShapeWipe" smil:subtype="horizontal"/>
          </anim:par>
          <anim:seq smil:dur="0s" presentation:node-type="main-sequence"/>
        </anim:par>
        <presentation:notes draw:style-name="dp2">
          <draw:page-thumbnail draw:style-name="gr1" draw:layer="layout" svg:width="18.624cm" svg:height="10.476cm" svg:x="1.482cm" svg:y="2.123cm" draw:page-number="13" presentation:class="page"/>
          <draw:frame presentation:style-name="pr3" draw:text-style-name="P4" draw:layer="layout" svg:width="17.271cm" svg:height="12.572cm" svg:x="2.159cm" svg:y="13.271cm" presentation:class="notes">
            <draw:text-box>
              <text:p>NOTES THIRTEEN</text:p>
            </draw:text-box>
          </draw:frame>
        </presentation:notes>
      </draw:page>
      <draw:page draw:name="page14" draw:style-name="dp15" draw:master-page-name="Default" presentation:presentation-page-layout-name="AL1T3" xml:id="id25" draw:id="id25">
        <draw:frame presentation:style-name="pr1" draw:layer="layout" svg:width="25.191cm" svg:height="2.629cm" svg:x="1.399cm" svg:y="0.627cm" presentation:class="title">
          <draw:text-box>
            <text:p>Newsflash</text:p>
          </draw:text-box>
        </draw:frame>
        <draw:frame presentation:style-name="pr2" draw:text-style-name="P2" draw:layer="layout" svg:width="12.293cm" svg:height="9.133cm" svg:x="1.399cm" svg:y="3.684cm" presentation:class="outline">
          <draw:text-box>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draw:text-box>
        </draw:frame>
        <draw:frame presentation:style-name="pr2" draw:layer="layout" svg:width="12.293cm" svg:height="9.133cm" svg:x="14.308cm" svg:y="3.684cm" presentation:class="outline" presentation:user-transformed="true">
          <draw:text-box>
            <text:list text:style-name="L2">
              <text:list-item>
                <text:p text:style-name="P1"><text:span text:style-name="T1">Lorem ipsum odor amet, consectetuer adipiscing elit. Quisque consectetur nam sem mattis volutpat nam. Ullamcorper massa sodales nostra morbi quam luctus. Morbi accumsan vehicula non mattis molestie dis ornare ad fusce. Aliquam purus feugiat nisi; faucibus placerat taciti at. Eu eu tempus commodo nam molestie a.</text:span></text:p>
              </text:list-item>
            </text:list>
          </draw:text-box>
        </draw:frame>
        <anim:par presentation:node-type="timing-root">
          <anim:par smil:begin="id25.begin">
            <anim:transitionFilter smil:dur="5s" smil:type="zoom" smil:subtype="rotateIn"/>
          </anim:par>
          <anim:seq smil:dur="0s" presentation:node-type="main-sequence"/>
        </anim:par>
        <presentation:notes draw:style-name="dp2">
          <draw:page-thumbnail draw:style-name="gr1" draw:layer="layout" svg:width="18.624cm" svg:height="10.476cm" svg:x="1.482cm" svg:y="2.123cm" draw:page-number="14" presentation:class="page"/>
          <draw:frame presentation:style-name="pr3" draw:text-style-name="P4" draw:layer="layout" svg:width="17.271cm" svg:height="12.572cm" svg:x="2.159cm" svg:y="13.271cm" presentation:class="notes">
            <draw:text-box>
              <text:p>NOTES FOURTEEN</text:p>
            </draw:text-box>
          </draw:frame>
        </presentation:notes>
      </draw:page>
      <presentation:settings presentation:endless="true" presentation:pause="PT5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21:35:15.553192939</meta:creation-date>
    <meta:generator>Collabora_Office/24.04.10.1$Linux_X86_64 LibreOffice_project/97228a2db67b051557bd0410538c825a330deb0c</meta:generator>
    <dc:date>2024-11-26T12:46:01.576802261</dc:date>
    <meta:editing-duration>PT34M26S</meta:editing-duration>
    <meta:editing-cycles>9</meta:editing-cycles>
    <meta:document-statistic meta:object-count="91"/>
  </office:meta>
</office:document-meta>
</file>